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5"/>
    <style:style style:name="P2" style:family="paragraph" style:parent-style-name="Standard" style:list-style-name="L5">
      <style:text-properties officeooo:paragraph-rsid="000769c1"/>
    </style:style>
    <style:style style:name="P3" style:family="paragraph" style:parent-style-name="Standard" style:list-style-name="L1"/>
    <style:style style:name="P4" style:family="paragraph" style:parent-style-name="Standard" style:list-style-name="L5">
      <style:text-properties officeooo:rsid="000769c1" officeooo:paragraph-rsid="000769c1"/>
    </style:style>
    <style:style style:name="P5" style:family="paragraph" style:parent-style-name="Standard">
      <style:text-properties officeooo:rsid="0007f1a6" officeooo:paragraph-rsid="0007f1a6"/>
    </style:style>
    <style:style style:name="P6" style:family="paragraph" style:parent-style-name="Standard" style:list-style-name="L7">
      <style:text-properties officeooo:rsid="0007f1a6" officeooo:paragraph-rsid="0007f1a6"/>
    </style:style>
    <style:style style:name="P7" style:family="paragraph" style:parent-style-name="Standard" style:list-style-name="L6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>
      <style:text-properties officeooo:rsid="000769c1" officeooo:paragraph-rsid="0007f1a6"/>
    </style:style>
    <style:style style:name="P14" style:family="paragraph" style:parent-style-name="Text_20_body">
      <style:text-properties officeooo:rsid="0007f1a6" officeooo:paragraph-rsid="0007f1a6"/>
    </style:style>
    <style:style style:name="P15" style:family="paragraph" style:parent-style-name="Text_20_body">
      <style:text-properties officeooo:rsid="0009930f" officeooo:paragraph-rsid="0009930f"/>
    </style:style>
    <style:style style:name="P16" style:family="paragraph" style:parent-style-name="Text_20_body" style:list-style-name="L2">
      <style:paragraph-properties fo:margin-top="0cm" fo:margin-bottom="0cm" style:contextual-spacing="false"/>
    </style:style>
    <style:style style:name="P17" style:family="paragraph" style:parent-style-name="Text_20_body" style:list-style-name="L3">
      <style:paragraph-properties fo:margin-top="0cm" fo:margin-bottom="0cm" style:contextual-spacing="false"/>
    </style:style>
    <style:style style:name="P18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74930"/>
    </style:style>
    <style:style style:name="T3" style:family="text">
      <style:text-properties officeooo:rsid="0007f1a6"/>
    </style:style>
    <style:style style:name="T4" style:family="text">
      <style:text-properties officeooo:rsid="0009930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ual</text:p>
      <text:h text:style-name="Heading_20_1" text:outline-level="1">Items</text:h>
      <text:h text:style-name="Heading_20_2" text:outline-level="2">Add </text:h>
      <text:p text:style-name="Standard">With that, you can select the items you want to monitor. This is an auto-completion list, so you just have to type a part of the name of an item (example fury cruise). </text:p>
      <text:list xml:id="list31223795611342584" text:style-name="L1">
        <text:list-item>
          <text:p text:style-name="P3">If you select an item and then click the add item(s) button, it will add only that item. </text:p>
        </text:list-item>
        <text:list-item>
          <text:p text:style-name="P3">Otherwise it will add the full list of the shown items. </text:p>
        </text:list-item>
      </text:list>
      <text:h text:style-name="Heading_20_2" text:outline-level="2"><text:span text:style-name="T2">Edit</text:span></text:h>
      <text:p text:style-name="Standard">On that tab, you can unselect items in order to remove them from your watching list. </text:p>
      <text:h text:style-name="Heading_20_1" text:outline-level="1">Trade hubs</text:h>
      <text:p text:style-name="Standard">In this tab you can select the trade hubs where you want to sell (a good idea is to choose the trade hubs near your production spot</text:p>
      <text:h text:style-name="Heading_20_1" text:outline-level="1">Benefits</text:h>
      <text:p text:style-name="Standard">This place show you the benefits you can hope.</text:p>
      <text:h text:style-name="Heading_20_2" text:outline-level="2">Daily</text:h>
      <text:p text:style-name="Standard">This screen show you the benefit you can hope for an item if you sell it in the given trade hub.</text:p>
      <text:h text:style-name="Heading_20_3" text:outline-level="3">Columns : </text:h>
      <text:list xml:id="list494777034968644715" text:style-name="L5">
        <text:list-item>
          <text:p text:style-name="P1">Trade hub : the trade hub where you can have the given benefit.</text:p>
        </text:list-item>
        <text:list-item>
          <text:p text:style-name="P1">Item : the name of the item.</text:p>
        </text:list-item>
        <text:list-item>
          <text:p text:style-name="P1">Volume : the volume of that item sold in the entire region (not the trade hub) during the last 30 days.</text:p>
        </text:list-item>
        <text:list-item>
          <text:p text:style-name="P1">Cost : the estimated cost of the item.</text:p>
        </text:list-item>
        <text:list-item>
          <text:p text:style-name="P1">Price : the current price of the item (this is the last price we found for that item in the trade hub).</text:p>
        </text:list-item>
        <text:list-item>
          <text:p text:style-name="P1">Benef : The benef column is splitted in three columns : </text:p>
          <text:list>
            <text:list-item>
              <text:p text:style-name="P1">The first column show you the benefit you can hope in percent.</text:p>
            </text:list-item>
            <text:list-item>
              <text:p text:style-name="P1">The second column show you the benefit for a full production batch. Not the benefit for a single unit.</text:p>
            </text:list-item>
            <text:list-item>
              <text:p text:style-name="P2">The third colum show you the size of a production batch.</text:p>
            </text:list-item>
          </text:list>
        </text:list-item>
        <text:list-item>
          <text:p text:style-name="P4">Daily/monthly : this is the ratio of the daily price over the monthly price. This is useful to show you if the price is overprised.</text:p>
        </text:list-item>
      </text:list>
      <text:h text:style-name="Heading_20_2" text:outline-level="2">Monthly</text:h>
      <text:p text:style-name="P13">This screen is the same as the daily screen, but the computations are based on monthly prices (ie <text:span text:style-name="T3">30 days).</text:span></text:p>
      <text:p text:style-name="P13"><text:span text:style-name="T3">As the crest data are region wide : the montly tab information are the same for all trade hubs in the </text:span><text:soft-page-break/><text:span text:style-name="T3">same region.</text:span> </text:p>
      <text:h text:style-name="Heading_20_2" text:outline-level="2">Challenged prices</text:h>
      <text:p text:style-name="P14">This is an optional tab that can be activated in the user tab. It show you where your orders are challenged by another player.</text:p>
      <text:h text:style-name="Heading_20_3" text:outline-level="3">Columns : </text:h>
      <text:list xml:id="list6964520092044407042" text:style-name="L6">
        <text:list-item>
          <text:p text:style-name="P7">Trade hub : the trade hub where your order is.</text:p>
        </text:list-item>
        <text:list-item>
          <text:p text:style-name="P7">Item : the concerned item.</text:p>
        </text:list-item>
        <text:list-item>
          <text:p text:style-name="P7">Cost : the cost of the item.</text:p>
        </text:list-item>
        <text:list-item>
          <text:p text:style-name="P7">Min price : the current min price of the item (all players).</text:p>
        </text:list-item>
        <text:list-item>
          <text:p text:style-name="P7">Min price margin : the current margin you can hope if you align your price.</text:p>
        </text:list-item>
        <text:list-item>
          <text:p text:style-name="P7">My price : your current price.</text:p>
        </text:list-item>
        <text:list-item>
          <text:p text:style-name="P7">Diff : the difference between your price and the min price.</text:p>
        </text:list-item>
      </text:list>
      <text:p text:style-name="Standard"/>
      <text:p text:style-name="P5">You also have 3 ingame buttons : </text:p>
      <text:list xml:id="list2528590831081307635" text:style-name="L7">
        <text:list-item>
          <text:p text:style-name="P6">Show market details : show you the market detail for the item.</text:p>
        </text:list-item>
        <text:list-item>
          <text:p text:style-name="P6">Set destination : set your current path to the trade hub where your order is.</text:p>
        </text:list-item>
      </text:list>
      <text:p text:style-name="P5"/>
      <text:h text:style-name="Heading_20_2" text:outline-level="2">Basket</text:h>
      <text:p text:style-name="P14">This is used to remember what items you choosed to produce and where you planed to sell them.</text:p>
      <text:p text:style-name="P14">In the daily and monthly screens, you have a checkbox at the begining of <text:span text:style-name="T4">each line. Basicly, if you check a box, you will find the couple trade hub, item in the basket list.</text:span></text:p>
      <text:h text:style-name="Heading_20_2" text:outline-level="2">User</text:h>
      <text:p text:style-name="P15">In this screen, you can personalize this tool : </text:p>
      <text:list xml:id="list7117728053193493643" text:style-name="L8">
        <text:list-item>
          <text:p text:style-name="P8">User : change your user name </text:p>
        </text:list-item>
      </text:list>
      <text:list xml:id="list4756309610254249473" text:style-name="L9">
        <text:list-item>
          <text:p text:style-name="P9">Min pcent for advice <text:tab/>: <text:span text:style-name="T4">remove all orders that show a benefit percent lower than the given input.</text:span></text:p>
        </text:list-item>
        <text:list-item>
          <text:p text:style-name="P9">Min amount for advice : <text:span text:style-name="T4">remove all orders that show a benefit lower than the given input. This number is in isk and is for the full production batch (not a single unit).</text:span></text:p>
        </text:list-item>
        <text:list-item>
          <text:p text:style-name="P9">Key user : your character id</text:p>
        </text:list-item>
        <text:list-item>
          <text:p text:style-name="P9">Api key : <text:span text:style-name="T4">your api key</text:span><text:tab/></text:p>
        </text:list-item>
        <text:list-item>
          <text:p text:style-name="P9">Remove occuped places : <text:span text:style-name="T4">if you check this box, then server do not advice you to sell an item in a trade hub if you have already an order for that item in that trade hub. (you have to enter your character id / api key for that).</text:span></text:p>
        </text:list-item>
        <text:list-item>
          <text:p text:style-name="P9"><text:span text:style-name="T4">Watch my prices : this allow you to see the challenged price screen (also need to input your character id / api key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0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d </meta:initial-creator>
    <meta:creation-date>2015-10-21T09:19:10.253219805</meta:creation-date>
    <dc:date>2015-10-21T10:34:50.968249703</dc:date>
    <dc:creator>ced </dc:creator>
    <meta:editing-duration>PT13M50S</meta:editing-duration>
    <meta:editing-cycles>1</meta:editing-cycles>
    <meta:document-statistic meta:table-count="0" meta:image-count="0" meta:object-count="0" meta:page-count="2" meta:paragraph-count="53" meta:word-count="697" meta:character-count="3388" meta:non-whitespace-character-count="2755"/>
    <meta:generator>LibreOffice/4.2.8.2$Linux_X86_64 LibreOffice_project/420m0$Build-2</meta:generator>
  </office:meta>
</office:document-meta>
</file>